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6.496cm" style:rel-column-width="3683*"/>
    </style:style>
    <style:style style:name="Tabla1.B" style:family="table-column">
      <style:table-column-properties style:column-width="10.504cm" style:rel-column-width="5955*"/>
    </style:style>
    <style:style style:name="Tabla1.A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2pt" officeooo:rsid="00160ce8" officeooo:paragraph-rsid="00160ce8" style:font-size-asian="10.5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fo:font-size="12pt" officeooo:rsid="00160ce8" officeooo:paragraph-rsid="00160ce8" style:font-size-asian="10.5pt" style:font-size-complex="12pt"/>
    </style:style>
    <style:style style:name="P3" style:family="paragraph" style:parent-style-name="Table_20_Contents">
      <style:text-properties fo:font-size="12pt" fo:font-style="italic" officeooo:rsid="00160ce8" officeooo:paragraph-rsid="00160ce8" style:font-size-asian="10.5pt" style:font-style-asian="italic" style:font-size-complex="12pt" style:font-style-complex="italic"/>
    </style:style>
    <style:style style:name="P4" style:family="paragraph" style:parent-style-name="Standard">
      <style:text-properties officeooo:rsid="0014ce87" officeooo:paragraph-rsid="0014ce87"/>
    </style:style>
    <style:style style:name="P5" style:family="paragraph" style:parent-style-name="Standard" style:list-style-name="L2">
      <style:text-properties officeooo:rsid="0014ce87" officeooo:paragraph-rsid="0014ce87"/>
    </style:style>
    <style:style style:name="P6" style:family="paragraph" style:parent-style-name="Standard" style:list-style-name="L1">
      <style:text-properties officeooo:paragraph-rsid="0014ce87"/>
    </style:style>
    <style:style style:name="P7" style:family="paragraph" style:parent-style-name="Standard">
      <style:text-properties fo:font-weight="bold" officeooo:rsid="0014ce87" officeooo:paragraph-rsid="0014ce87" style:font-weight-asian="bold" style:font-weight-complex="bold"/>
    </style:style>
    <style:style style:name="P8" style:family="paragraph" style:parent-style-name="Standard">
      <style:text-properties fo:font-size="16pt" officeooo:rsid="0014ce87" officeooo:paragraph-rsid="0014ce87" style:font-size-asian="16pt" style:font-size-complex="16pt"/>
    </style:style>
    <style:style style:name="P9" style:family="paragraph" style:parent-style-name="Standard">
      <style:text-properties fo:font-size="16pt" officeooo:rsid="00160ce8" officeooo:paragraph-rsid="00160ce8" style:font-size-asian="16pt" style:font-size-complex="16pt"/>
    </style:style>
    <style:style style:name="P10" style:family="paragraph" style:parent-style-name="Standard">
      <style:text-properties fo:font-size="16pt" style:text-underline-style="solid" style:text-underline-width="auto" style:text-underline-color="font-color" officeooo:rsid="0014ce87" officeooo:paragraph-rsid="0014ce87" style:font-size-asian="16pt" style:font-size-complex="16pt"/>
    </style:style>
    <style:style style:name="P11" style:family="paragraph" style:parent-style-name="Standard">
      <style:text-properties fo:font-size="16pt" style:text-underline-style="solid" style:text-underline-width="auto" style:text-underline-color="font-color" officeooo:rsid="00168b9a" officeooo:paragraph-rsid="00168b9a" style:font-size-asian="16pt" style:font-size-complex="16pt"/>
    </style:style>
    <style:style style:name="P12" style:family="paragraph" style:parent-style-name="Standard">
      <style:text-properties fo:font-size="12pt" officeooo:rsid="00160ce8" officeooo:paragraph-rsid="00160ce8" style:font-size-asian="10.5pt" style:font-size-complex="12pt"/>
    </style:style>
    <style:style style:name="P13" style:family="paragraph" style:parent-style-name="Standard">
      <style:text-properties fo:font-size="12pt" style:text-underline-style="none" officeooo:rsid="00168b9a" officeooo:paragraph-rsid="00168b9a" style:font-size-asian="10.5pt" style:font-size-complex="12pt"/>
    </style:style>
    <style:style style:name="P14" style:family="paragraph" style:parent-style-name="Standard">
      <style:text-properties officeooo:rsid="00160ce8" officeooo:paragraph-rsid="00160ce8"/>
    </style:style>
    <style:style style:name="P15" style:family="paragraph" style:parent-style-name="Frame_20_contents">
      <style:text-properties officeooo:rsid="00168b9a" officeooo:paragraph-rsid="00168b9a"/>
    </style:style>
    <style:style style:name="P16" style:family="paragraph" style:parent-style-name="Frame_20_contents">
      <style:text-properties fo:font-size="18pt" officeooo:rsid="00168b9a" officeooo:paragraph-rsid="00168b9a" style:font-size-asian="18pt" style:font-size-complex="18pt"/>
    </style:style>
    <style:style style:name="T1" style:family="text">
      <style:text-properties officeooo:rsid="0014ce8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“La vida se trata de que si te tiran limones hagas limonada, en lugar de convertirte en una persona agria”</text:p>
      <text:p text:style-name="P4"/>
      <text:p text:style-name="P4"/>
      <text:p text:style-name="P10">Observación</text:p>
      <text:p text:style-name="P4"/>
      <text:list xml:id="list5619130517800357355" text:style-name="L1">
        <text:list-item>
          <text:p text:style-name="P6"><text:span text:style-name="T1">Abstraerse y analizar sus propias acciones desde el punto <text:s/>de vista de un tercero.</text:span></text:p>
        </text:list-item>
      </text:list>
      <text:p text:style-name="P4">Analizarse en la vida cotidiana, observandose cuidadosamente</text:p>
      <text:p text:style-name="P4"/>
      <text:list xml:id="list4995723728038979157" text:style-name="L2">
        <text:list-item>
          <text:p text:style-name="P5">Analizarse en situaciones de conflicto, en situaciones estresantes que tengan una carga emocional. Esto sera complicado por el secuestro emocional.</text:p>
        </text:list-item>
      </text:list>
      <text:p text:style-name="P4"/>
      <text:p text:style-name="P4">Es importantes que se escoanee la situacion completa, por ejemplo si su jefe levanta la voz, quizas le tiemblen los muscilos de la espalda.</text:p>
      <text:p text:style-name="P4"/>
      <text:p text:style-name="P4">Incluye escuchar las voces del interior de uno mismo:Aunque debemos tener en cuenta q hay voces negativas y positivas.</text:p>
      <text:p text:style-name="P4"/>
      <text:p text:style-name="P7">Negativas:</text:p>
      <text:p text:style-name="P4">La voz de la victima: porque la vida me hace esto!</text:p>
      <text:p text:style-name="P4"/>
      <text:p text:style-name="P4">La voz del fracaso: recuerda errores y nos hace sentir que todo nos sale mal.</text:p>
      <text:p text:style-name="P4"/>
      <text:p text:style-name="P4">La voz del hambre: no nos permite estar satisfechos ni disfrutar lo q tenemos, siempre busca algo que no esta a su alcance.</text:p>
      <text:p text:style-name="P4"/>
      <text:p text:style-name="P7">Positivas:</text:p>
      <text:p text:style-name="P4">La voz perfeccionista: lo lleva a hacer las cosas de la mejor manera posible y no conformarse con la mediocridad.</text:p>
      <text:p text:style-name="P4"/>
      <text:p text:style-name="P4">La voz de la abundancia: le hace ver todo lo que tiene.</text:p>
      <text:p text:style-name="P4"/>
      <text:p text:style-name="P4">La voz optimista: le recuerda que usted puede lograr todo lo que se proponga.</text:p>
      <text:p text:style-name="P4"/>
      <text:p text:style-name="P8"><text:span text:style-name="T2">Interpretación</text:span>:</text:p>
      <text:p text:style-name="P12">Una vez desarrollada la capacidad de observacion, debemos aprender a analizar la informacion con el fin de obtener conclusiones.</text:p>
      <text:p text:style-name="P12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2">Rabia</text:p>
          </table:table-cell>
          <table:covered-table-cell/>
        </table:table-row>
        <table:table-row>
          <table:table-cell table:style-name="Tabla1.A2" office:value-type="string">
            <text:p text:style-name="P3">Modus Operandi Emocional</text:p>
          </table:table-cell>
          <table:table-cell table:style-name="Tabla1.B2" office:value-type="string">
            <text:p text:style-name="P3">Comportamiento típico</text:p>
          </table:table-cell>
        </table:table-row>
        <table:table-row>
          <table:table-cell table:style-name="Tabla1.A2" office:value-type="string">
            <text:p text:style-name="P1">Personalidad explosiva</text:p>
          </table:table-cell>
          <table:table-cell table:style-name="Tabla1.B2" office:value-type="string">
            <text:p text:style-name="P1">Estallidos repentinos,gritos,lenguaje agresivo</text:p>
          </table:table-cell>
        </table:table-row>
        <table:table-row>
          <table:table-cell table:style-name="Tabla1.A2" office:value-type="string">
            <text:p text:style-name="P1">Personalidad fisica</text:p>
          </table:table-cell>
          <table:table-cell table:style-name="Tabla1.B2" office:value-type="string">
            <text:p text:style-name="P1">Azote de puertas, golpes a mesas, etc.</text:p>
          </table:table-cell>
        </table:table-row>
        <table:table-row>
          <table:table-cell table:style-name="Tabla1.A2" office:value-type="string">
            <text:p text:style-name="P1">Personalidad de sarcasmo</text:p>
          </table:table-cell>
          <table:table-cell table:style-name="Tabla1.B2" office:value-type="string">
            <text:p text:style-name="P1">Ataques verbales hirientes</text:p>
          </table:table-cell>
        </table:table-row>
        <table:table-row>
          <table:table-cell table:style-name="Tabla1.A2" office:value-type="string">
            <text:p text:style-name="P1">Personalidad retraida</text:p>
          </table:table-cell>
          <table:table-cell table:style-name="Tabla1.B2" office:value-type="string">
            <text:p text:style-name="P1">Silencio , aislamiento</text:p>
          </table:table-cell>
        </table:table-row>
        <table:table-row>
          <table:table-cell table:style-name="Tabla1.A2" office:value-type="string">
            <text:p text:style-name="P1">Personalidad rencorosa</text:p>
          </table:table-cell>
          <table:table-cell table:style-name="Tabla1.B2" office:value-type="string">
            <text:p text:style-name="P1">Aparentemente no se ve afectado por la <text:span text:style-name="T3">situación</text:span> pero guarda en su interior la rabia por mucho tiempo</text:p>
          </table:table-cell>
        </table:table-row>
      </table:table>
      <text:p text:style-name="P12"/>
      <text:p text:style-name="P4"/>
      <text:p text:style-name="P4"/>
      <text:p text:style-name="P14"><text:soft-page-break/>Al estudiar la relacion entre nuestras emociones y nuestro comportamiento, y al aplicar esta relacion en las otras personas, logramos entender el origen de nuestras acciones, es mas, como consecuencia de este estudio que realizamos seguramente vamos a controlar mejor nuestro secuestro emocional.</text:p>
      <text:p text:style-name="P14"/>
      <text:p text:style-name="P14">Se debe tener mucho cuidado en la interpretación de la información, ya que hay un estudio sobre falsas creencias que muestra algunas creencias genericas en las personas, que son FALSAS.</text:p>
      <text:p text:style-name="P14"/>
      <text:p text:style-name="P14">“Necesito la aprobacion de todas las personas que trabajan conmigo”, impide hablar con la verdad.</text:p>
      <text:p text:style-name="P14">“En el trabajo no me puedo equivocar”, las personas esconden sus equivocaciones.Los errores se deben enfrentar de la manera adecuada.</text:p>
      <text:p text:style-name="P14"/>
      <text:p text:style-name="P14">“Lo que sucedió en el pasado determina mi presente y mi futuro”,esta evitando afrontar la relidad y la responsabilidad que tiene sobre su propio destino.</text:p>
      <text:p text:style-name="P14"/>
      <text:p text:style-name="P14">“Sesgo de la confirmación”, cuando usted tiene alguna preferencia, busca información que corrobore su preferencia,descartando todo aquello que va en contra.</text:p>
      <text:p text:style-name="P14"><text:span text:style-name="T2"/></text:p>
      <text:p text:style-name="P9"><text:span text:style-name="T2">Pausa</text:span></text:p>
      <text:p text:style-name="P9"><text:span text:style-name="T2"/></text:p>
      <text:p text:style-name="P13">Se trata de tomarse el tiempo de entender bien la situacion, observarse a si mismo, interpretar toda la informacion que ofrece el momento y controlar las emociones. El objetivo es que no ocurra un secuestro emocional.</text:p>
      <text:p text:style-name="P13"/>
      <text:p text:style-name="P13">Sirver preguntarse : “Que tan significativo es esto para mi y <text:s/>mi vida a largo plazo?” “Vale la pena perder el control por esto?</text:p>
      <text:p text:style-name="P13"/>
      <text:p text:style-name="P11">Dirección</text:p>
      <text:p text:style-name="P11"/>
      <text:p text:style-name="P13"><draw:frame draw:style-name="fr1" draw:name="Marco1" text:anchor-type="paragraph" svg:x="-0.231cm" svg:y="0.333cm" svg:width="3.515cm" draw:z-index="0"><draw:text-box fo:min-height="1.778cm"><text:p text:style-name="P15">Evento detonante</text:p></draw:text-box></draw:frame><draw:frame draw:style-name="fr1" draw:name="Marco2" text:anchor-type="paragraph" svg:x="5.265cm" svg:y="0.335cm" svg:width="5.662cm" draw:z-index="1"><draw:text-box fo:min-height="1.776cm"><text:p text:style-name="P15">Creencia relacionada con el <text:s/>evento, reforzada por nuestros interruptores</text:p></draw:text-box></draw:frame></text:p>
      <text:p text:style-name="P13"><draw:frame draw:style-name="fr2" draw:name="Marco5" text:anchor-type="paragraph" svg:x="12.088cm" svg:y="0.289cm" svg:width="0.575cm" draw:z-index="4"><draw:text-box fo:min-height="0.864cm"><text:p text:style-name="P16">=</text:p></draw:text-box></draw:frame><draw:frame draw:style-name="fr2" draw:name="Marco4" text:anchor-type="paragraph" svg:x="3.826cm" svg:y="0.349cm" svg:width="0.575cm" draw:z-index="3"><draw:text-box fo:min-height="0.864cm"><text:p text:style-name="P16">+</text:p></draw:text-box></draw:frame><draw:frame draw:style-name="fr1" draw:name="Marco3" text:anchor-type="paragraph" svg:x="13.615cm" svg:y="0.025cm" svg:width="3.485cm" draw:z-index="2"><draw:text-box fo:min-height="1.482cm"><text:p text:style-name="P15">Reaccion emocional</text:p></draw:text-box></draw:frame></text:p>
      <text:p text:style-name="P13"/>
      <text:p text:style-name="P13"/>
      <text:p text:style-name="P13"/>
      <text:p text:style-name="P13"/>
      <text:p text:style-name="P13"/>
      <text:p text:style-name="P13"><draw:frame draw:style-name="fr1" draw:name="Marco6" text:anchor-type="paragraph" svg:x="-0.231cm" svg:y="0.333cm" svg:width="2.193cm" draw:z-index="5"><draw:text-box fo:min-height="1.778cm"><text:p text:style-name="P15">Evento detonante</text:p></draw:text-box></draw:frame><draw:frame draw:style-name="fr1" draw:name="Marco8" text:anchor-type="paragraph" svg:x="3.207cm" svg:y="0.088cm" svg:width="4.133cm" draw:z-index="7"><draw:text-box fo:min-height="1.776cm"><text:p text:style-name="P15">Creencia relacionada con el <text:s/>evento, reforzada por nuestros interruptores</text:p></draw:text-box></draw:frame></text:p>
      <text:p text:style-name="P13"><draw:frame draw:style-name="fr2" draw:name="Marco7" text:anchor-type="paragraph" svg:x="2.268cm" svg:y="0.379cm" svg:width="0.575cm" draw:z-index="6"><draw:text-box fo:min-height="0.864cm"><text:p text:style-name="P16">+</text:p></draw:text-box></draw:frame><draw:frame draw:style-name="fr2" draw:name="Marco9" text:anchor-type="paragraph" svg:x="12.661cm" svg:y="0.524cm" svg:width="0.575cm" draw:z-index="8"><draw:text-box fo:min-height="0.864cm"><text:p text:style-name="P16">=</text:p></draw:text-box></draw:frame><draw:frame draw:style-name="fr1" draw:name="Marco10" text:anchor-type="paragraph" svg:x="13.615cm" svg:y="0.183cm" svg:width="3.485cm" draw:z-index="9"><draw:text-box fo:min-height="1.482cm"><text:p text:style-name="P15">Nueva Reaccion emocional</text:p></draw:text-box></draw:frame><draw:frame draw:style-name="fr1" draw:name="Marco11" text:anchor-type="paragraph" svg:x="8.5cm" svg:y="0.007cm" svg:width="3.985cm" draw:z-index="10"><draw:text-box fo:min-height="1.482cm"><text:p text:style-name="P15">Reddireccionamiento de creencias</text:p></draw:text-box></draw:frame><draw:frame draw:style-name="fr2" draw:name="Marco12" text:anchor-type="paragraph" svg:x="7.648cm" svg:y="0.407cm" svg:width="0.575cm" draw:z-index="11"><draw:text-box fo:min-height="0.864cm"><text:p text:style-name="P16">+</text:p></draw:text-box></draw:frame><text:bookmark text:name="A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4-05-08T15:32:35.535718010</meta:creation-date>
    <dc:date>2014-05-08T16:17:02.933112738</dc:date>
    <dc:creator>ivan </dc:creator>
    <meta:editing-duration>PT28M26S</meta:editing-duration>
    <meta:editing-cycles>2</meta:editing-cycles>
    <meta:generator>LibreOffice/4.2.2.1$Linux_x86 LibreOffice_project/3be8cda0bddd8e430d8cda1ebfd581265cca5a0f</meta:generator>
    <meta:document-statistic meta:table-count="1" meta:image-count="0" meta:object-count="0" meta:page-count="2" meta:paragraph-count="52" meta:word-count="526" meta:character-count="3350" meta:non-whitespace-character-count="2874"/>
  </office:meta>
</office:document-meta>
</file>